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officeooo:rsid="000158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 :</text:p>
      <text:p text:style-name="Standard">Prénom :</text:p>
      <text:p text:style-name="Standard">Matricule :</text:p>
      <text:p text:style-name="Standard">Groupe :</text:p>
      <text:p text:style-name="Standard">Poste de travail :</text:p>
      <text:p text:style-name="Standard"/>
      <text:p text:style-name="Standard"/>
      <text:p text:style-name="P1">Laboratoire 2 : diviseur de tension</text:p>
      <text:p text:style-name="P1"/>
      <text:p text:style-name="P3">Répondre aux questions ci-dessous.</text:p>
      <text:p text:style-name="P2"/>
      <text:p text:style-name="P2">Concernant le diviseur de tension (avec les deux valeurs de R2) , vos résultats sont-ils en accord avec la théorie ? Justifiez votre réponse.</text:p>
      <text:p text:style-name="P2"/>
      <text:p text:style-name="P2">Expliquez l'effet que vous observez en faisant varier la résistance de charge (Rch) connectée au diviseur de tension.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1:28:37</meta:creation-date>
    <dc:date>2021-03-01T18:58:27.355982277</dc:date>
    <meta:editing-duration>PT24M3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64" meta:character-count="377" meta:non-whitespace-character-count="322"/>
  </office:meta>
</office:document-meta>
</file>